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B000000105F23EDBFEF984072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Helvetica Neue" svg:font-family="'Helvetica Neue', Helvetica, Arial, sans-serif"/>
    <style:font-face style:name="Microsoft YaHei" svg:font-family="'Microsoft YaHei'"/>
    <style:font-face style:name="Monaco" svg:font-family="Monaco, Menlo, Consolas, 'Courier New', monospace"/>
    <style:font-face style:name="Verdana" svg:font-family="Verdana, Arial, Helvetica, sans-serif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23a829" officeooo:paragraph-rsid="0023a829"/>
    </style:style>
    <style:style style:name="P2" style:family="paragraph" style:parent-style-name="Preformatted_20_Text">
      <style:text-properties officeooo:rsid="002d030a" officeooo:paragraph-rsid="002d030a"/>
    </style:style>
    <style:style style:name="P3" style:family="paragraph" style:parent-style-name="Preformatted_20_Text">
      <style:text-properties officeooo:rsid="0032b684" officeooo:paragraph-rsid="0032b684"/>
    </style:style>
    <style:style style:name="P4" style:family="paragraph" style:parent-style-name="Preformatted_20_Text">
      <style:text-properties officeooo:paragraph-rsid="0023a829"/>
    </style:style>
    <style:style style:name="P5" style:family="paragraph" style:parent-style-name="Preformatted_20_Text">
      <style:text-properties officeooo:paragraph-rsid="003ff0c3"/>
    </style:style>
    <style:style style:name="P6" style:family="paragraph" style:parent-style-name="Preformatted_20_Text">
      <style:text-properties fo:color="#000000"/>
    </style:style>
    <style:style style:name="P7" style:family="paragraph" style:parent-style-name="Preformatted_20_Text">
      <style:text-properties fo:color="#000000" officeooo:rsid="005b8364" officeooo:paragraph-rsid="005b8364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ff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330837" officeooo:paragraph-rsid="00330837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4ef893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officeooo:rsid="0069ba16" officeooo:paragraph-rsid="0069ba16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officeooo:rsid="0069ba16" officeooo:paragraph-rsid="0072460a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officeooo:rsid="0069ba16" officeooo:paragraph-rsid="0073266b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officeooo:rsid="0078624a" officeooo:paragraph-rsid="0078624a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000000" officeooo:rsid="00800d17" officeooo:paragraph-rsid="00800d17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000000" officeooo:rsid="008bfc64" officeooo:paragraph-rsid="008bfc64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rsid="0075b32e" officeooo:paragraph-rsid="0075b32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rsid="0046c9d0" officeooo:paragraph-rsid="004ef893"/>
    </style:style>
    <style:style style:name="P21" style:family="paragraph" style:parent-style-name="Text_20_body">
      <style:paragraph-properties fo:margin-top="0cm" fo:margin-bottom="0.499cm" loext:contextual-spacing="false"/>
      <style:text-properties fo:color="#000000" officeooo:rsid="0078624a" officeooo:paragraph-rsid="0078624a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132cm" loext:border="0.06pt solid #cccccc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ff" style:font-name="Courier New" fo:font-size="9pt" fo:letter-spacing="normal" fo:font-style="normal" fo:font-weight="normal" fo:background-color="#f5f5f5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669107"/>
    </style:style>
    <style:style style:name="P25" style:family="paragraph" style:parent-style-name="Text_20_body">
      <style:paragraph-properties fo:margin-left="0cm" fo:margin-right="0cm" fo:margin-top="0cm" fo:margin-bottom="0.132cm" loext:contextual-spacing="false" style:line-height-at-least="0.556cm" fo:text-align="start" style:justify-single-word="false" fo:orphans="2" fo:widows="2" fo:text-indent="0cm" style:auto-text-indent="false" fo:padding="0cm" fo:border="none"/>
    </style:style>
    <style:style style:name="P26" style:family="paragraph" style:parent-style-name="Text_20_body">
      <style:paragraph-properties fo:margin-left="0cm" fo:margin-right="0cm" fo:margin-top="0cm" fo:margin-bottom="0.132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464646" fo:letter-spacing="normal"/>
    </style:style>
    <style:style style:name="P27" style:family="paragraph" style:parent-style-name="Text_20_body">
      <style:paragraph-properties fo:margin-left="0cm" fo:margin-right="0cm" fo:margin-top="0cm" fo:margin-bottom="0.132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464646" style:font-name="Arial" fo:font-size="10.5pt" fo:letter-spacing="normal" fo:font-style="normal" fo:font-weight="normal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856403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officeooo:rsid="0083cc31" officeooo:paragraph-rsid="0083cc31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rsid="0087cd93" officeooo:paragraph-rsid="0087cd93"/>
    </style:style>
    <style:style style:name="P31" style:family="paragraph" style:parent-style-name="Standard">
      <style:text-properties officeooo:rsid="00036d52" officeooo:paragraph-rsid="00036d52"/>
    </style:style>
    <style:style style:name="P32" style:family="paragraph" style:parent-style-name="Standard">
      <style:text-properties officeooo:rsid="00043c95" officeooo:paragraph-rsid="00043c95"/>
    </style:style>
    <style:style style:name="P33" style:family="paragraph" style:parent-style-name="Standard">
      <style:text-properties officeooo:rsid="00045d13" officeooo:paragraph-rsid="00045d13"/>
    </style:style>
    <style:style style:name="P34" style:family="paragraph" style:parent-style-name="Standard">
      <style:text-properties officeooo:rsid="000aff66" officeooo:paragraph-rsid="000aff66"/>
    </style:style>
    <style:style style:name="P35" style:family="paragraph" style:parent-style-name="Standard">
      <style:text-properties officeooo:paragraph-rsid="000aff66"/>
    </style:style>
    <style:style style:name="P36" style:family="paragraph" style:parent-style-name="Standard">
      <style:text-properties officeooo:rsid="000e2f8d" officeooo:paragraph-rsid="000e2f8d"/>
    </style:style>
    <style:style style:name="P37" style:family="paragraph" style:parent-style-name="Standard">
      <style:text-properties officeooo:rsid="000e2f8d" officeooo:paragraph-rsid="000ea535"/>
    </style:style>
    <style:style style:name="P38" style:family="paragraph" style:parent-style-name="Standard">
      <style:text-properties officeooo:rsid="001024e9" officeooo:paragraph-rsid="001024e9"/>
    </style:style>
    <style:style style:name="P39" style:family="paragraph" style:parent-style-name="Standard">
      <style:text-properties officeooo:rsid="001024e9" officeooo:paragraph-rsid="001fc5ee"/>
    </style:style>
    <style:style style:name="P40" style:family="paragraph" style:parent-style-name="Standard">
      <style:text-properties officeooo:rsid="001dd1a6" officeooo:paragraph-rsid="001dd1a6"/>
    </style:style>
    <style:style style:name="P41" style:family="paragraph" style:parent-style-name="Standard">
      <style:text-properties officeooo:rsid="001dd1a6" officeooo:paragraph-rsid="001fc5ee"/>
    </style:style>
    <style:style style:name="P42" style:family="paragraph" style:parent-style-name="Standard">
      <style:text-properties officeooo:rsid="0023a829" officeooo:paragraph-rsid="0023a829"/>
    </style:style>
    <style:style style:name="P43" style:family="paragraph" style:parent-style-name="Standard">
      <style:text-properties officeooo:paragraph-rsid="0023a829"/>
    </style:style>
    <style:style style:name="P44" style:family="paragraph" style:parent-style-name="Standard">
      <style:text-properties officeooo:rsid="002d030a" officeooo:paragraph-rsid="002d030a"/>
    </style:style>
    <style:style style:name="P45" style:family="paragraph" style:parent-style-name="Standard">
      <style:text-properties officeooo:rsid="002d030a" officeooo:paragraph-rsid="0038a756"/>
    </style:style>
    <style:style style:name="P46" style:family="paragraph" style:parent-style-name="Standard">
      <style:text-properties officeooo:rsid="003a80b7" officeooo:paragraph-rsid="003a80b7"/>
    </style:style>
    <style:style style:name="P47" style:family="paragraph" style:parent-style-name="Standard">
      <style:text-properties officeooo:paragraph-rsid="0038a756"/>
    </style:style>
    <style:style style:name="P48" style:family="paragraph" style:parent-style-name="Standard">
      <style:text-properties officeooo:rsid="003ff0c3" officeooo:paragraph-rsid="003ff0c3"/>
    </style:style>
    <style:style style:name="P49" style:family="paragraph" style:parent-style-name="Standard">
      <style:text-properties officeooo:paragraph-rsid="003a80b7"/>
    </style:style>
    <style:style style:name="P50" style:family="paragraph" style:parent-style-name="Standard">
      <style:text-properties officeooo:paragraph-rsid="003ff0c3"/>
    </style:style>
    <style:style style:name="P51" style:family="paragraph" style:parent-style-name="Standard">
      <style:text-properties officeooo:rsid="0046c9d0" officeooo:paragraph-rsid="0046c9d0"/>
    </style:style>
    <style:style style:name="P52" style:family="paragraph" style:parent-style-name="Standard">
      <style:text-properties officeooo:rsid="004ef893" officeooo:paragraph-rsid="0051c955"/>
    </style:style>
    <style:style style:name="P53" style:family="paragraph" style:parent-style-name="Standard">
      <style:text-properties officeooo:rsid="00693a9b" officeooo:paragraph-rsid="00693a9b"/>
    </style:style>
    <style:style style:name="P54" style:family="paragraph" style:parent-style-name="Text_20_body">
      <style:text-properties style:font-name-asian="Microsoft YaHei" style:font-size-asian="12pt"/>
    </style:style>
    <style:style style:name="P55" style:family="paragraph" style:parent-style-name="Text_20_body">
      <style:text-properties officeooo:rsid="00045d13" officeooo:paragraph-rsid="00045d13" style:font-name-asian="Microsoft YaHei" style:font-size-asian="12pt"/>
    </style:style>
    <style:style style:name="P56" style:family="paragraph" style:parent-style-name="Text_20_body">
      <style:text-properties fo:color="#0000ff" style:font-name="Microsoft YaHei"/>
    </style:style>
    <style:style style:name="P57" style:family="paragraph" style:parent-style-name="Text_20_body">
      <style:text-properties fo:color="#0000ff" style:font-name="Microsoft YaHei" officeooo:rsid="001024e9" officeooo:paragraph-rsid="001024e9"/>
    </style:style>
    <style:style style:name="P58" style:family="paragraph" style:parent-style-name="Text_20_body">
      <style:text-properties fo:color="#000000" style:font-name="Microsoft YaHei"/>
    </style:style>
    <style:style style:name="P59" style:family="paragraph" style:parent-style-name="Text_20_body">
      <style:text-properties fo:color="#000000" style:font-name="Microsoft YaHei" officeooo:rsid="00134376" officeooo:paragraph-rsid="00134376"/>
    </style:style>
    <style:style style:name="P60" style:family="paragraph" style:parent-style-name="Text_20_body">
      <style:text-properties fo:color="#000000" style:font-name="Microsoft YaHei" officeooo:rsid="0013c71f" officeooo:paragraph-rsid="0013c71f"/>
    </style:style>
    <style:style style:name="P61" style:family="paragraph" style:parent-style-name="Text_20_body">
      <style:text-properties officeooo:rsid="004ef893" officeooo:paragraph-rsid="0051c955"/>
    </style:style>
    <style:style style:name="P62" style:family="paragraph" style:parent-style-name="Text_20_body">
      <style:text-properties fo:font-variant="normal" fo:text-transform="none" fo:color="#333333" fo:letter-spacing="normal" officeooo:rsid="004ef893" officeooo:paragraph-rsid="0051c955"/>
    </style:style>
    <style:style style:name="P63" style:family="paragraph" style:parent-style-name="Text_20_body">
      <style:paragraph-properties>
        <style:tab-stops/>
      </style:paragraph-properties>
    </style:style>
    <style:style style:name="P64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P65" style:family="paragraph" style:parent-style-name="Text_20_body" style:list-style-name="L1"/>
    <style:style style:name="P66" style:family="paragraph" style:parent-style-name="Text_20_body" style:list-style-name="L1">
      <style:text-properties officeooo:paragraph-rsid="00669107"/>
    </style:style>
    <style:style style:name="P67" style:family="paragraph" style:parent-style-name="Text_20_body" style:list-style-name="L1">
      <style:text-properties officeooo:paragraph-rsid="00669107" style:font-size-asian="10.5pt"/>
    </style:style>
    <style:style style:name="P68" style:family="paragraph" style:parent-style-name="Text_20_body" style:list-style-name="L3"/>
    <style:style style:name="P6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86889f" officeooo:paragraph-rsid="0086889f"/>
    </style:style>
    <style:style style:name="P7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7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842908"/>
    </style:style>
    <style:style style:name="P7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856403"/>
    </style:style>
    <style:style style:name="P7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82444d" officeooo:paragraph-rsid="0082444d"/>
    </style:style>
    <style:style style:name="P7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83cc31" officeooo:paragraph-rsid="0083cc31"/>
    </style:style>
    <style:style style:name="P75" style:family="paragraph" style:parent-style-name="Preformatted_20_Text">
      <style:paragraph-properties fo:margin-top="0cm" fo:margin-bottom="0.499cm" loext:contextual-spacing="false"/>
    </style:style>
    <style:style style:name="P76" style:family="paragraph" style:parent-style-name="Preformatted_20_Text">
      <style:paragraph-properties fo:margin-top="0cm" fo:margin-bottom="0.499cm" loext:contextual-spacing="false"/>
      <style:text-properties fo:color="#0000ff"/>
    </style:style>
    <style:style style:name="P77" style:family="paragraph" style:parent-style-name="Preformatted_20_Text">
      <style:paragraph-properties fo:margin-top="0cm" fo:margin-bottom="0.499cm" loext:contextual-spacing="false"/>
      <style:text-properties fo:color="#0000ff" officeooo:rsid="00800d17" officeooo:paragraph-rsid="00800d17"/>
    </style:style>
    <style:style style:name="P78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79" style:family="paragraph" style:parent-style-name="Preformatted_20_Text">
      <style:paragraph-properties fo:margin-top="0cm" fo:margin-bottom="0.499cm" loext:contextual-spacing="false"/>
      <style:text-properties fo:color="#000000" officeooo:rsid="00939fed" officeooo:paragraph-rsid="00939fed"/>
    </style:style>
    <style:style style:name="P80" style:family="paragraph" style:parent-style-name="Preformatted_20_Text">
      <style:paragraph-properties fo:margin-top="0cm" fo:margin-bottom="0.499cm" loext:contextual-spacing="false"/>
      <style:text-properties officeooo:rsid="0095ee86" officeooo:paragraph-rsid="0095ee86"/>
    </style:style>
    <style:style style:name="P81" style:family="paragraph" style:parent-style-name="Heading_20_5" style:list-style-name="L2"/>
    <style:style style:name="P82" style:family="paragraph" style:parent-style-name="Heading_20_5" style:list-style-name="L4">
      <style:text-properties style:font-size-asian="10.5pt"/>
    </style:style>
    <style:style style:name="T1" style:family="text">
      <style:text-properties fo:color="#0000ff"/>
    </style:style>
    <style:style style:name="T2" style:family="text">
      <style:text-properties fo:color="#0000ff" loext:padding="0cm" loext:border="none"/>
    </style:style>
    <style:style style:name="T3" style:family="text">
      <style:text-properties fo:color="#0000ff" officeooo:rsid="008f85ef"/>
    </style:style>
    <style:style style:name="T4" style:family="text">
      <style:text-properties fo:color="#800080"/>
    </style:style>
    <style:style style:name="T5" style:family="text">
      <style:text-properties style:font-name-asian="Microsoft YaHei"/>
    </style:style>
    <style:style style:name="T6" style:family="text">
      <style:text-properties style:font-name-asian="Microsoft YaHei" style:font-size-asian="12pt"/>
    </style:style>
    <style:style style:name="T7" style:family="text">
      <style:text-properties style:font-name="Microsoft YaHei"/>
    </style:style>
    <style:style style:name="T8" style:family="text">
      <style:text-properties style:font-name="Microsoft YaHei" fo:font-size="12pt"/>
    </style:style>
    <style:style style:name="T9" style:family="text">
      <style:text-properties officeooo:rsid="00097f19"/>
    </style:style>
    <style:style style:name="T10" style:family="text">
      <style:text-properties officeooo:rsid="000aff66"/>
    </style:style>
    <style:style style:name="T11" style:family="text">
      <style:text-properties officeooo:rsid="000ea535"/>
    </style:style>
    <style:style style:name="T12" style:family="text">
      <style:text-properties officeooo:rsid="001217b9"/>
    </style:style>
    <style:style style:name="T13" style:family="text">
      <style:text-properties officeooo:rsid="0021c5c2"/>
    </style:style>
    <style:style style:name="T14" style:family="text">
      <style:text-properties officeooo:rsid="0023a829"/>
    </style:style>
    <style:style style:name="T15" style:family="text">
      <style:text-properties officeooo:rsid="0024d8c4"/>
    </style:style>
    <style:style style:name="T16" style:family="text">
      <style:text-properties officeooo:rsid="003013c0"/>
    </style:style>
    <style:style style:name="T17" style:family="text">
      <style:text-properties officeooo:rsid="0038a756"/>
    </style:style>
    <style:style style:name="T18" style:family="text">
      <style:text-properties officeooo:rsid="002d030a"/>
    </style:style>
    <style:style style:name="T19" style:family="text">
      <style:text-properties officeooo:rsid="003a80b7"/>
    </style:style>
    <style:style style:name="T20" style:family="text">
      <style:text-properties officeooo:rsid="003ff0c3"/>
    </style:style>
    <style:style style:name="T21" style:family="text">
      <style:text-properties officeooo:rsid="0046c9d0"/>
    </style:style>
    <style:style style:name="T22" style:family="text">
      <style:text-properties fo:color="#008080"/>
    </style:style>
    <style:style style:name="T23" style:family="text">
      <style:text-properties fo:color="#008080" loext:padding="0cm" loext:border="none"/>
    </style:style>
    <style:style style:name="T24" style:family="text">
      <style:text-properties fo:color="#000000"/>
    </style:style>
    <style:style style:name="T25" style:family="text">
      <style:text-properties officeooo:rsid="00560d16"/>
    </style:style>
    <style:style style:name="T26" style:family="text">
      <style:text-properties fo:background-color="#ff6600" loext:char-shading-value="0"/>
    </style:style>
    <style:style style:name="T27" style:family="text">
      <style:text-properties officeooo:rsid="0061fc65"/>
    </style:style>
    <style:style style:name="T28" style:family="text">
      <style:text-properties officeooo:rsid="006322bf"/>
    </style:style>
    <style:style style:name="T29" style:family="text">
      <style:text-properties style:font-name="Verdana" fo:font-size="10.5pt" fo:font-style="normal" fo:font-weight="normal"/>
    </style:style>
    <style:style style:name="T30" style:family="text">
      <style:text-properties style:font-name-asian="Verdana" style:font-size-asian="10.5pt" style:font-style-asian="normal" style:font-weight-asian="normal"/>
    </style:style>
    <style:style style:name="T31" style:family="text">
      <style:text-properties fo:font-size="10.5pt"/>
    </style:style>
    <style:style style:name="T32" style:family="text">
      <style:text-properties style:font-size-asian="10.5pt"/>
    </style:style>
    <style:style style:name="T33" style:family="text">
      <style:text-properties fo:font-variant="normal" fo:text-transform="none" fo:color="#000000" style:font-name="Courier New" fo:font-size="9pt" fo:letter-spacing="normal" fo:font-style="normal" fo:font-weight="normal" fo:background-color="#f5f5f5" loext:char-shading-value="0" loext:padding="0.132cm" loext:border="0.06pt solid #cccccc"/>
    </style:style>
    <style:style style:name="T34" style:family="text">
      <style:text-properties fo:font-variant="normal" fo:text-transform="none" fo:color="#ff1493" style:font-name="Monaco" fo:font-size="9.75pt" fo:letter-spacing="normal" fo:font-style="normal" fo:font-weight="normal" fo:background-color="#f5f5f5" loext:char-shading-value="0" loext:padding="0cm" loext:border="none"/>
    </style:style>
    <style:style style:name="T35" style:family="text">
      <style:text-properties fo:font-variant="normal" fo:text-transform="none" fo:letter-spacing="normal"/>
    </style:style>
    <style:style style:name="T36" style:family="text">
      <style:text-properties fo:font-variant="normal" fo:text-transform="none" style:font-name="Monaco" fo:font-size="9.75pt" fo:letter-spacing="normal" fo:font-style="normal" fo:font-weight="normal" fo:background-color="#f5f5f5" loext:char-shading-value="0" loext:padding="0cm" loext:border="none"/>
    </style:style>
    <style:style style:name="T37" style:family="text">
      <style:text-properties fo:font-variant="normal" fo:text-transform="none" style:font-name="Monaco" fo:font-size="9.75pt" fo:letter-spacing="normal" fo:font-style="normal" fo:font-weight="normal" officeooo:rsid="0072460a" fo:background-color="#f5f5f5" loext:char-shading-value="0" loext:padding="0cm" loext:border="none"/>
    </style:style>
    <style:style style:name="T38" style:family="text">
      <style:text-properties fo:font-variant="normal" fo:text-transform="none" style:font-name="Monaco" fo:font-size="9.75pt" fo:letter-spacing="normal" fo:font-style="normal" fo:font-weight="normal" officeooo:rsid="0073266b" fo:background-color="#f5f5f5" loext:char-shading-value="0" loext:padding="0cm" loext:border="none"/>
    </style:style>
    <style:style style:name="T39" style:family="text">
      <style:text-properties fo:font-variant="normal" fo:text-transform="none" fo:color="#f000f0" style:font-name="Arial" fo:font-size="10.5pt" fo:letter-spacing="normal" fo:font-style="normal" fo:font-weight="bold"/>
    </style:style>
    <style:style style:name="T40" style:family="text">
      <style:text-properties fo:font-variant="normal" fo:text-transform="none" fo:color="#f000f0" style:font-name="Arial" fo:font-size="10.5pt" fo:letter-spacing="normal" fo:font-style="normal" fo:font-weight="bold" officeooo:rsid="007c44e6"/>
    </style:style>
    <style:style style:name="T41" style:family="text">
      <style:text-properties fo:font-variant="normal" fo:text-transform="none" fo:color="#808080" fo:letter-spacing="normal" style:font-name-asian="Arial" style:font-size-asian="10.5pt" style:font-style-asian="normal" style:font-weight-asian="normal"/>
    </style:style>
    <style:style style:name="T42" style:family="text">
      <style:text-properties fo:font-variant="normal" fo:text-transform="none" fo:color="#808080" style:font-name="Arial" fo:font-size="10.5pt" fo:letter-spacing="normal" fo:font-style="normal" fo:font-weight="normal"/>
    </style:style>
    <style:style style:name="T43" style:family="text">
      <style:text-properties fo:font-variant="normal" fo:text-transform="none" fo:color="#808080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T44" style:family="text">
      <style:text-properties fo:font-variant="normal" fo:text-transform="none" fo:color="#464646" style:font-name="Arial" fo:font-size="10.5pt" fo:letter-spacing="normal" fo:font-style="normal" fo:font-weight="normal"/>
    </style:style>
    <style:style style:name="T45" style:family="text">
      <style:text-properties fo:font-variant="normal" fo:text-transform="none" fo:color="#464646" fo:letter-spacing="normal"/>
    </style:style>
    <style:style style:name="T46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47" style:family="text">
      <style:text-properties fo:font-variant="normal" fo:text-transform="none" fo:color="#333333" style:font-name="Helvetica Neue" fo:font-size="10.5pt" fo:letter-spacing="normal" fo:font-style="normal" fo:font-weight="normal" officeooo:rsid="0089c148"/>
    </style:style>
    <style:style style:name="T48" style:family="text">
      <style:text-properties fo:font-variant="normal" fo:text-transform="none" fo:color="#333333" style:font-name="Helvetica Neue" fo:font-size="10.5pt" fo:letter-spacing="normal" fo:font-style="normal" fo:font-weight="normal" fo:background-color="#ffff00" loext:char-shading-value="0"/>
    </style:style>
    <style:style style:name="T49" style:family="text">
      <style:text-properties fo:font-variant="normal" fo:text-transform="none" fo:color="#333333" style:font-name="sans-serif" fo:font-size="12pt" fo:letter-spacing="normal" fo:font-style="normal" fo:font-weight="normal"/>
    </style:style>
    <style:style style:name="T50" style:family="text">
      <style:text-properties fo:font-variant="normal" fo:text-transform="none" fo:color="#333333" style:font-name="sans-serif" fo:font-size="12pt" fo:letter-spacing="normal" fo:font-style="normal" fo:font-weight="normal" loext:padding="0cm" loext:border="none"/>
    </style:style>
    <style:style style:name="T51" style:family="text">
      <style:text-properties fo:color="#800000"/>
    </style:style>
    <style:style style:name="T52" style:family="text">
      <style:text-properties officeooo:rsid="0068133a"/>
    </style:style>
    <style:style style:name="T53" style:family="text">
      <style:text-properties officeooo:rsid="0069ba16"/>
    </style:style>
    <style:style style:name="T54" style:family="text">
      <style:text-properties officeooo:rsid="006b7864"/>
    </style:style>
    <style:style style:name="T55" style:family="text">
      <style:text-properties officeooo:rsid="007a35dd"/>
    </style:style>
    <style:style style:name="T56" style:family="text">
      <style:text-properties style:font-name="Arial" fo:font-size="10.5pt" fo:font-style="normal" fo:font-weight="normal"/>
    </style:style>
    <style:style style:name="T57" style:family="text">
      <style:text-properties fo:color="#808080" style:font-name-asian="Arial" style:font-size-asian="10.5pt" style:font-style-asian="normal" style:font-weight-asian="normal"/>
    </style:style>
    <style:style style:name="T58" style:family="text">
      <style:text-properties fo:color="#808080" style:font-name="Arial" fo:font-size="10.5pt" fo:font-style="normal" fo:font-weight="normal"/>
    </style:style>
    <style:style style:name="T59" style:family="text">
      <style:text-properties officeooo:rsid="007e24a0"/>
    </style:style>
    <style:style style:name="T60" style:family="text">
      <style:text-properties officeooo:rsid="008079c4"/>
    </style:style>
    <style:style style:name="T61" style:family="text">
      <style:text-properties officeooo:rsid="0086889f"/>
    </style:style>
    <style:style style:name="T62" style:family="text">
      <style:text-properties officeooo:rsid="008f85ef"/>
    </style:style>
    <style:style style:name="T63" style:family="text">
      <style:text-properties officeooo:rsid="0095ee8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总体教程见<text:span text:style-name="T52">：</text:span></text:p>
      <text:p text:style-name="P53">http://www.cnblogs.com/kallan/p/5160017.html</text:p>
      <text:p text:style-name="P31">一、在linux下安装python3</text:p>
      <text:p text:style-name="P32"><text:a xlink:type="simple" xlink:href="http://www.cnblogs.com/CongZhang/p/5619093.html" text:style-name="Internet_20_link" text:visited-style-name="Visited_20_Internet_20_Link">http://www.cnblogs.com/CongZhang/p/5619093.html</text:a></text:p>
      <text:p text:style-name="P33"><text:a xlink:type="simple" xlink:href="http://www.cnblogs.com/freeweb/p/5181764.html" text:style-name="Internet_20_link" text:visited-style-name="Visited_20_Internet_20_Link">http://www.cnblogs.com/freeweb/p/5181764.html</text:a></text:p>
      <text:p text:style-name="P55">释放文件：</text:p>
      <text:p text:style-name="P8"><text:span text:style-name="T1">tar</text:span> -xvzf Python-<text:span text:style-name="T4">3.5</text:span>.<text:span text:style-name="T4">1</text:span>.tgz</text:p>
      <text:p text:style-name="P54">　　进入目录：</text:p>
      <text:p text:style-name="P8">cd Python-<text:span text:style-name="T4">3.5</text:span>.<text:span text:style-name="T4">1</text:span>/</text:p>
      <text:p text:style-name="P54">　　添加配置：</text:p>
      <text:p text:style-name="P8">./configure --prefix=/usr/python</text:p>
      <text:p text:style-name="P54">　　这里配置自己的安装目录，接下来编译源码：</text:p>
      <text:p text:style-name="P9">make</text:p>
      <text:p text:style-name="P54">　　执行安装：</text:p>
      <text:p text:style-name="P8"><text:span text:style-name="T1">make</text:span> <text:span text:style-name="T1">install</text:span></text:p>
      <text:p text:style-name="Text_20_body"><text:span text:style-name="T6">　　整个过程大约</text:span><text:span text:style-name="T8">5-10</text:span><text:span text:style-name="T6">分钟，安装成功之后，安装目录就在</text:span><text:span text:style-name="T8">/usr/python</text:span></text:p>
      <text:p text:style-name="P33">二、安装<text:span text:style-name="T9">pip</text:span></text:p>
      <text:p text:style-name="P34">出错No module named 'setuptools'</text:p>
      <text:p text:style-name="P34"/>
      <text:p text:style-name="P35"><text:span text:style-name="T11">1、需要安装</text:span><text:span text:style-name="Source_20_Text">setuptools</text:span></text:p>
      <text:p text:style-name="P35"><text:span text:style-name="Source_20_Text"/></text:p>
      <text:p text:style-name="P35"><text:span text:style-name="T10">安装</text:span><text:span text:style-name="Source_20_Text">setuptools时出错：</text:span></text:p>
      <text:p text:style-name="P36">Traceback (most recent call last):</text:p>
      <text:p text:style-name="P36"><text:s text:c="2"/>File "setup.py", line 7, in &lt;module&gt;</text:p>
      <text:p text:style-name="P36"><text:s text:c="4"/>execfile(convert_path('setuptools/command/__init__.py'), d)</text:p>
      <text:p text:style-name="P37">NameError: name 'execfile' is not defined</text:p>
      <text:p text:style-name="P37"/>
      <text:p text:style-name="P37"><text:span text:style-name="T5">安装</text:span><text:span text:style-name="T7">pip</text:span><text:span text:style-name="T5">前需要前置安装</text:span><text:span text:style-name="T7">setuptools</text:span></text:p>
      <text:p text:style-name="P56">wget --no-check-certificate  https://pypi.python.org/packages/source/s/setuptools/setuptools-19.6.tar.gz#md5=c607dd118eae682c44ed146367a17e26</text:p>
      <text:p text:style-name="P56">tar -zxvf setuptools-19.6.tar.gz</text:p>
      <text:p text:style-name="P56">cd setuptools-19.6</text:p>
      <text:p text:style-name="P56">python3 setup.py build</text:p>
      <text:p text:style-name="P56">python3 setup.py install</text:p>
      <text:p text:style-name="P58"><text:soft-page-break/>结果为：</text:p>
      <text:p text:style-name="P60">Installed /usr/local/lib/python3.5/dist-packages/setuptools-19.6-py3.5.egg</text:p>
      <text:p text:style-name="P60">Processing dependencies for setuptools==19.6</text:p>
      <text:p text:style-name="P60">Finished processing dependencies for setuptools==19.6</text:p>
      <text:p text:style-name="P58">参考文章（python<text:span text:style-name="T12">3.4+）</text:span></text:p>
      <text:p text:style-name="P59"><text:a xlink:type="simple" xlink:href="http://www.cnblogs.com/liujian001/p/5160869.html?utm_source=tuicool&amp;utm_medium=referral" text:style-name="Internet_20_link" text:visited-style-name="Visited_20_Internet_20_Link">http://www.cnblogs.com/liujian001/p/5160869.html?utm_source=tuicool&amp;utm_medium=referral</text:a></text:p>
      <text:p text:style-name="P38">2、安装pip</text:p>
      <text:p text:style-name="P57">wget --no-check-certificate  https://pypi.python.org/packages/source/p/pip/pip-8.0.2.tar.gz#md5=3a73c4188f8dbad6a1e6f6d44d117eeb</text:p>
      <text:p text:style-name="P56">tar -zxvf pip-8.0.2.tar.gz</text:p>
      <text:p text:style-name="P56">cd pip-8.0.2</text:p>
      <text:p text:style-name="P56">python3 setup.py build</text:p>
      <text:p text:style-name="P56">python3 setup.py install</text:p>
      <text:p text:style-name="P39">结果：</text:p>
      <text:p text:style-name="P41">Installed /usr/local/lib/python3.5/dist-packages/pip-8.0.2-py3.5.egg</text:p>
      <text:p text:style-name="P40">Processing dependencies for pip==8.0.2</text:p>
      <text:p text:style-name="P40">Finished processing dependencies for pip==8.0.2</text:p>
      <text:p text:style-name="P40"/>
      <text:p text:style-name="P38">三、安装<text:span text:style-name="T13">nose</text:span></text:p>
      <text:p text:style-name="P42">官网下载<text:span text:style-name="T15">nose后</text:span></text:p>
      <text:p text:style-name="P1">python3 setup.py <text:span text:style-name="T1">install</text:span></text:p>
      <text:p text:style-name="P42">结果：</text:p>
      <text:p text:style-name="P42">Installed /usr/local/lib/python3.5/dist-packages/nose-1.3.7-py3.5.egg</text:p>
      <text:p text:style-name="P42">Processing dependencies for nose==1.3.7</text:p>
      <text:p text:style-name="P42">Finished processing dependencies for nose==1.3.7</text:p>
      <text:p text:style-name="P42">成功</text:p>
      <text:p text:style-name="P42"/>
      <text:p text:style-name="P43"><text:span text:style-name="T14">四、安装</text:span>numpy</text:p>
      <text:p text:style-name="P4">python3 setup.py <text:span text:style-name="T1">install</text:span></text:p>
      <text:p text:style-name="P43"/>
      <text:p text:style-name="P44">提示错误：</text:p>
      <text:p text:style-name="P44">SystemError: Cannot compile 'Python.h'. Perhaps you need to install python-dev|python-devel.</text:p>
      <text:p text:style-name="P44">需要安装<text:span text:style-name="T16">python-dev</text:span></text:p>
      <text:p text:style-name="P2"><text:bookmark text:name="best-content-2388132673"/>用aptitude 工具可以搞定</text:p>
      <text:p text:style-name="Preformatted_20_Text">先：sudo apt-get install aptitude </text:p>
      <text:p text:style-name="P3">结果：</text:p>
      <text:p text:style-name="P3">update-alternatives: 使用 /usr/bin/aptitude-curses 来在自动模式中提供 /usr/bin/aptitude (aptitude)</text:p>
      <text:p text:style-name="Preformatted_20_Text">然后：</text:p>
      <text:p text:style-name="P8"><text:soft-page-break/>sudo aptitude install python-dev</text:p>
      <text:p text:style-name="P10">结果：</text:p>
      <text:p text:style-name="P10">正在设置 libexpat1-dev:amd64 (2.1.0-7ubuntu0.16.04.2) ...</text:p>
      <text:p text:style-name="P10">正在设置 libpython2.7-dev:amd64 (2.7.12-1ubuntu0~16.04.1) ...</text:p>
      <text:p text:style-name="P10">正在设置 libpython-dev:amd64 (2.7.11-1) ...</text:p>
      <text:p text:style-name="P10">正在设置 python2.7-dev (2.7.12-1ubuntu0~16.04.1) ...</text:p>
      <text:p text:style-name="P10">正在设置 python-dev (2.7.11-1) ...</text:p>
      <text:p text:style-name="P44">注意此处有问题，因为默认安装的是<text:span text:style-name="T17">python2.7的dev</text:span></text:p>
      <text:p text:style-name="P45">需要改为<text:span text:style-name="T17">sudo apt-get install python3.5-dev</text:span></text:p>
      <text:p text:style-name="P45"/>
      <text:p text:style-name="P47"><text:span text:style-name="T18">五、安装</text:span>pyparsing</text:p>
      <text:p text:style-name="P45">使用同上的方式安装</text:p>
      <text:p text:style-name="P46">Installed /usr/local/lib/python3.5/dist-packages/pyparsing-2.2.0-py3.5.egg</text:p>
      <text:p text:style-name="P46">Processing dependencies for pyparsing==2.2.0</text:p>
      <text:p text:style-name="P46">Finished processing dependencies for pyparsing==2.2.0</text:p>
      <text:p text:style-name="P46"/>
      <text:p text:style-name="P49"><text:span text:style-name="T19">六、安装</text:span><text:a xlink:type="simple" xlink:href="https://pypi.python.org/pypi/python-dateutil/2.4.2" text:style-name="Internet_20_link" text:visited-style-name="Visited_20_Internet_20_Link">python-dateutil</text:a></text:p>
      <text:p text:style-name="P48">Using /usr/lib/python3/dist-packages</text:p>
      <text:p text:style-name="P48">Finished processing dependencies for python-dateutil==2.4.2</text:p>
      <text:p text:style-name="P48"/>
      <text:p text:style-name="P50"><text:span text:style-name="T20">七</text:span>、安装cycler</text:p>
      <text:p text:style-name="P50"/>
      <text:p text:style-name="P50">八、安装pkg-config</text:p>
      <text:p text:style-name="P5"><text:span text:style-name="T22">1</text:span> ./configure --with-intermal-<text:span text:style-name="T24">glib</text:span></text:p>
      <text:p text:style-name="Preformatted_20_Text"><text:span text:style-name="T22">2</text:span> <text:span text:style-name="T1">make</text:span> &amp;&amp; <text:span text:style-name="T1">date</text:span></text:p>
      <text:p text:style-name="P11"><text:span text:style-name="T22">3</text:span> <text:span text:style-name="T1">sudo</text:span> <text:span text:style-name="T1">make</text:span> <text:span text:style-name="T1">install</text:span> &amp;&amp; <text:span text:style-name="T1">date</text:span></text:p>
      <text:p text:style-name="P20">2# ./configure --with-intermal-glib</text:p>
      <text:p text:style-name="P51">………</text:p>
      <text:p text:style-name="P51">checking whether make supports nested variables... (cached) yes</text:p>
      <text:p text:style-name="P51">checking for special C compiler options needed for large files... no</text:p>
      <text:p text:style-name="P51">checking for _FILE_OFFSET_BITS value needed for large files... no</text:p>
      <text:p text:style-name="P51">checking whether to list both direct and indirect dependencies... no</text:p>
      <text:p text:style-name="P51">checking for Win32... no</text:p>
      <text:p text:style-name="P51">checking if prefix should be redefined at runtime... no</text:p>
      <text:p text:style-name="P51">checking if internal glib should be used... no</text:p>
      <text:p text:style-name="P51">checking for pkg-config... /usr/bin/pkg-config</text:p>
      <text:p text:style-name="P51">checking pkg-config is at least version 0.9.0... yes</text:p>
      <text:p text:style-name="P51">checking for glib-2.0 &gt;= 2.16... no</text:p>
      <text:p text:style-name="P51">configure: error: Either a previously installed pkg-config or "glib-2.0 &gt;= 2.16" could not be found. Please set GLIB_CFLAGS and GLIB_LIBS to the correct values or pass --with-internal-glib to configure to use the bundled copy.</text:p>
      <text:p text:style-name="P51"/>
      <text:p text:style-name="P52"><text:soft-page-break/>安装pkg-config时出现 <text:span text:style-name="T21">Either a previously installed pkg-config or "glib-2.0 &gt;= 2.16" could not be found的错误</text:span></text:p>
      <text:p text:style-name="P52">如下操作即可<text:span text:style-name="T25">（多试几次）</text:span></text:p>
      <text:p text:style-name="P52">./configure –with-internal-glib</text:p>
      <text:p text:style-name="P52"/>
      <text:p text:style-name="P61">九、安装freetype</text:p>
      <text:p text:style-name="Preformatted_20_Text"><text:span text:style-name="T22">1</text:span> <text:s/>./<text:span text:style-name="T24">configure</text:span></text:p>
      <text:p text:style-name="Preformatted_20_Text"><text:span text:style-name="T22">2</text:span> <text:s/><text:span text:style-name="T1">make</text:span> &amp;&amp; <text:span text:style-name="T1">date</text:span></text:p>
      <text:p text:style-name="P8"><text:span text:style-name="T22">3</text:span> <text:s/><text:span text:style-name="T1">sudo</text:span> <text:span text:style-name="T1">make</text:span> <text:span text:style-name="T1">install</text:span> &amp;&amp; <text:span text:style-name="T1">date</text:span></text:p>
      <text:p text:style-name="Text_20_body">十、安装libpng</text:p>
      <text:p text:style-name="Preformatted_20_Text"><text:span text:style-name="T22">1</text:span> <text:s/>./<text:span text:style-name="T24">configure</text:span></text:p>
      <text:p text:style-name="Preformatted_20_Text"><text:span text:style-name="T22">2</text:span> <text:s/><text:span text:style-name="T1">make</text:span> &amp;&amp; <text:span text:style-name="T1">date</text:span></text:p>
      <text:p text:style-name="P6">出现错误</text:p>
      <text:p text:style-name="P7">make[1]: Entering directory '/home/casablanca/下载/读取grib相关/libpng-1.6.29'</text:p>
      <text:p text:style-name="P7">/bin/bash ./libtool <text:s/>--tag=CC <text:s text:c="2"/>--mode=link gcc <text:s/>-g -O2 <text:s text:c="2"/>-o pngfix contrib/tools/pngfix.o libpng16.la -lm -lz -lm </text:p>
      <text:p text:style-name="P7">libtool: link: gcc -g -O2 -o .libs/pngfix contrib/tools/pngfix.o <text:s/>./.libs/libpng16.so -lz -lm</text:p>
      <text:p text:style-name="P7">./.libs/libpng16.so: undefined reference to `inflateValidate'</text:p>
      <text:p text:style-name="P7">collect2: error: ld returned 1 exit status</text:p>
      <text:p text:style-name="P7">Makefile:1004: recipe for target '<text:span text:style-name="T26">pngfix</text:span>' failed</text:p>
      <text:p text:style-name="P7">make[1]: *** [pngfix] Error 1</text:p>
      <text:p text:style-name="P7">make[1]: Leaving directory '/home/casablanca/下载/读取grib相关/libpng-1.6.29'</text:p>
      <text:p text:style-name="P7">Makefile:791: recipe for target 'all' failed</text:p>
      <text:p text:style-name="P7">make: *** [all] Error 2</text:p>
      <text:p text:style-name="P7">下载之前版本的<text:span text:style-name="T27">libpng</text:span></text:p>
      <text:p text:style-name="P7">最后使用的版本为<text:span text:style-name="T28">1.5.5</text:span></text:p>
      <text:p text:style-name="P8"><text:span text:style-name="T22">3</text:span> <text:s/><text:span text:style-name="T1">sudo</text:span> <text:span text:style-name="T1">make</text:span> <text:span text:style-name="T1">install</text:span> &amp;&amp; <text:span text:style-name="T1">date</text:span></text:p>
      <text:p text:style-name="P62"> <text:span text:style-name="T29">十一</text:span><text:span text:style-name="T30">、安装</text:span><text:span text:style-name="T29">matplotlib-1.5.0</text:span></text:p>
      <text:p text:style-name="P64">解压缩后，进入命令提示符 运行</text:p>
      <text:p text:style-name="P22"><text:span text:style-name="T23">1</text:span> python3 setup.py <text:span text:style-name="T2">install</text:span></text:p>
      <text:p text:style-name="P23"/>
      <text:p text:style-name="P23"/>
      <text:p text:style-name="P24"><text:span text:style-name="T33">（二）</text:span><text:a xlink:type="simple" xlink:href="http://sourceforge.net/projects/matplotlib/files/matplotlib-toolkits/" text:style-name="Internet_20_link" text:visited-style-name="Visited_20_Internet_20_Link">basemap</text:a><text:span text:style-name="T33">安装</text:span></text:p>
      <text:p text:style-name="P24"><text:span text:style-name="T31">basemap</text:span><text:span text:style-name="T32">依赖</text:span></text:p>
      <text:list xml:id="list7482500870674087046" text:style-name="L1">
        <text:list-item>
          <text:list>
            <text:list-item>
              <text:p text:style-name="P65"><text:a xlink:type="simple" xlink:href="http://trac.osgeo.org/geos/" text:style-name="Internet_20_link" text:visited-style-name="Visited_20_Internet_20_Link">geos</text:a></text:p>
            </text:list-item>
            <text:list-item>
              <text:p text:style-name="P66"><text:a xlink:type="simple" xlink:href="http://code.google.com/p/pyproj/" text:style-name="Internet_20_link" text:visited-style-name="Visited_20_Internet_20_Link">pyproj</text:a></text:p>
              <text:p text:style-name="P67"/>
              <text:p text:style-name="P67">安装过程</text:p>
            </text:list-item>
          </text:list>
        </text:list-item>
      </text:list>
      <text:p text:style-name="Text_20_body">        <text:span text:style-name="T31">1</text:span><text:span text:style-name="T32">、安装</text:span><text:span text:style-name="T31">GEOS</text:span></text:p>
      <text:p text:style-name="Preformatted_20_Text"><text:span text:style-name="T22">1</text:span> <text:s/>./<text:span text:style-name="T24">configure</text:span></text:p>
      <text:p text:style-name="Preformatted_20_Text"><text:span text:style-name="T22">2</text:span> <text:s/><text:span text:style-name="T1">make</text:span> &amp;&amp; <text:span text:style-name="T1">date</text:span></text:p>
      <text:p text:style-name="P8"><text:span text:style-name="T22">3</text:span> <text:s/><text:span text:style-name="T1">sudo</text:span> <text:span text:style-name="T1">make</text:span> <text:span text:style-name="T1">install</text:span> &amp;&amp; <text:span text:style-name="T1">date</text:span></text:p>
      <text:p text:style-name="Text_20_body"><text:soft-page-break/> </text:p>
      <text:p text:style-name="Text_20_body">        2、安装pyproj</text:p>
      <text:p text:style-name="P8"><text:span text:style-name="T22">1</text:span> python3 setup.py <text:span text:style-name="T1">install</text:span></text:p>
      <text:p text:style-name="P12">有错误<text:span text:style-name="T53">：</text:span></text:p>
      <text:p text:style-name="P13">_proj.c does not exist in a repository copy.</text:p>
      <text:p text:style-name="P13">ImportError: Cython must be installed in order to generate _proj.c</text:p>
      <text:p text:style-name="P13"><text:tab/>to install Cython run `pip install cython`</text:p>
      <text:p text:style-name="P13"/>
      <text:p text:style-name="P13">安装<text:span text:style-name="T54">cython时提示需要指定版本信息</text:span></text:p>
      <text:p text:style-name="P13">使用此种方式安装<text:span text:style-name="Source_20_Text"><text:span text:style-name="T34">sudo</text:span></text:span><text:span text:style-name="T35"> </text:span><text:span text:style-name="Source_20_Text"><text:span text:style-name="T36">apt-get </text:span></text:span><text:span text:style-name="Source_20_Text"><text:span text:style-name="T34">install</text:span></text:span><text:span text:style-name="T35"> </text:span><text:span text:style-name="Source_20_Text"><text:span text:style-name="T36">cython </text:span></text:span></text:p>
      <text:p text:style-name="P13"><text:span text:style-name="Source_20_Text"><text:span text:style-name="T36">再次安装pyproj时提示需要使用之前的版本</text:span></text:span></text:p>
      <text:p text:style-name="P13"><text:span text:style-name="Source_20_Text"><text:span text:style-name="T36">下载</text:span></text:span></text:p>
      <text:p text:style-name="P14"><text:a xlink:type="simple" xlink:href="https://pypi.python.org/pypi/pyproj" text:style-name="Internet_20_link" text:visited-style-name="Visited_20_Internet_20_Link"><text:span text:style-name="Source_20_Text"><text:span text:style-name="T37">https://pypi.python.org/pypi/pyproj</text:span></text:span></text:a><text:span text:style-name="Source_20_Text"><text:span text:style-name="T37">?</text:span></text:span></text:p>
      <text:p text:style-name="P15"><text:span text:style-name="Source_20_Text"><text:span text:style-name="T38">1.9.5.1版本可以正确安装</text:span></text:span></text:p>
      <text:p text:style-name="Text_20_body">        3、安装basemap</text:p>
      <text:p text:style-name="P8"><text:span text:style-name="T22">1</text:span> python3 setup.py <text:span text:style-name="T1">install</text:span></text:p>
      <text:h text:style-name="Heading_20_4" text:outline-level="4">    （三）pygrib安装</text:h>
      <text:list xml:id="list885080239036832270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81" text:outline-level="5"><text:span text:style-name="T31">pygrib</text:span><text:span text:style-name="T32">依赖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515064462310714818" text:style-name="L3">
        <text:list-item>
          <text:list>
            <text:list-item>
              <text:p text:style-name="P68"><text:a xlink:type="simple" xlink:href="http://www.ece.uvic.ca/%7Emdadams/jasper" text:style-name="Internet_20_link" text:visited-style-name="Visited_20_Internet_20_Link">Jasper</text:a> </text:p>
            </text:list-item>
            <text:list-item>
              <text:p text:style-name="P68"><text:a xlink:type="simple" xlink:href="https://software.ecmwf.int/wiki/display/GRIB/Home" text:style-name="Internet_20_link" text:visited-style-name="Visited_20_Internet_20_Link">GRIB API </text:a></text:p>
            </text:list-item>
            <text:list-item>
              <text:p text:style-name="P68">numpy</text:p>
            </text:list-item>
            <text:list-item>
              <text:p text:style-name="P68">pyproj</text:p>
            </text:list-item>
          </text:list>
        </text:list-item>
      </text:list>
      <text:list xml:id="list908077498876313907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82" text:outline-level="5">安装过程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            由于之前已经安装了numpy和pyproj，这里只需安装Jasper和GRIB API即可安装pygrib</text:p>
      <text:p text:style-name="Text_20_body">        1、安装Jasper</text:p>
      <text:p text:style-name="Preformatted_20_Text"><text:span text:style-name="T22">1</text:span> ./<text:span text:style-name="T24">configure</text:span></text:p>
      <text:p text:style-name="Preformatted_20_Text"><text:span text:style-name="T22">2</text:span> <text:span text:style-name="T1">make</text:span> &amp;&amp; <text:span text:style-name="T1">date</text:span></text:p>
      <text:p text:style-name="P8"><text:span text:style-name="T22">3</text:span> <text:span text:style-name="T1">sudo</text:span> <text:span text:style-name="T1">make</text:span> <text:span text:style-name="T1">install</text:span> &amp;&amp; <text:span text:style-name="T1">date</text:span></text:p>
      <text:p text:style-name="P17">安装路径为：</text:p>
      <text:p text:style-name="P77"><text:soft-page-break/>/usr/local/bin/jasper</text:p>
      <text:p text:style-name="Text_20_body">        2、安装GRIB API</text:p>
      <text:p text:style-name="Text_20_body">注<text:span text:style-name="T61">：</text:span>安装GRIB_<text:span text:style-name="T60">API需要预装jasper</text:span></text:p>
      <text:p text:style-name="P69">1创建grib_api路径</text:p>
      <text:p text:style-name="P70">mkdir /usr/local/grib_api_dir</text:p>
      <text:p text:style-name="P30"><text:span text:style-name="T46">2 配置</text:span><text:span text:style-name="T47">制定安装路径以及需要的引用的jasper的路径</text:span></text:p>
      <text:p text:style-name="P71">./configure --prefix=/usr/local/grib_api_dir/ <text:s/>--disable-jpeg</text:p>
      <text:p text:style-name="P28"><text:span text:style-name="T46">./configure –prefix=/usr/local/grib_api_dir/ </text:span><text:span text:style-name="T49">--with-jasper=</text:span><text:span text:style-name="T50">'/usr/local/'</text:span><text:span text:style-name="T46"> </text:span></text:p>
      <text:p text:style-name="P72">提示没有问题<text:line-break/>make</text:p>
      <text:p text:style-name="P73">在执行make时出错:</text:p>
      <text:p text:style-name="P29"><text:span text:style-name="T46">grib_jasper_encoding.c: In function '</text:span><text:span text:style-name="T48">grib_jasper_encode</text:span><text:span text:style-name="T46">':</text:span></text:p>
      <text:p text:style-name="P29"><text:span text:style-name="T46">grib_jasper_encoding.c:113:10: error: '</text:span><text:span text:style-name="T48">jas_image_t {aka struct &lt;anonymous&gt;}</text:span><text:span text:style-name="T46">' has no member named 'inmem_'</text:span></text:p>
      <text:p text:style-name="P74"><text:s text:c="5"/>image.inmem_ <text:s text:c="3"/>= 1; <text:s text:c="9"/>^</text:p>
      <text:p text:style-name="P74">Makefile:1363: recipe for target 'grib_jasper_encoding.lo' failed</text:p>
      <text:p text:style-name="P74">make[2]: *** [grib_jasper_encoding.lo] Error 1</text:p>
      <text:p text:style-name="P74">make[2]: Leaving directory '/home/casablanca/下载/读取grib相关/grib_api-1.19.0-Source/src'</text:p>
      <text:p text:style-name="P74">Makefile:951: recipe for target 'all' failed</text:p>
      <text:p text:style-name="P74">make[1]: *** [all] Error 2</text:p>
      <text:p text:style-name="P74">make[1]: Leaving directory '/home/casablanca/下载/读取grib相关/grib_api-1.19.0-Source/src'</text:p>
      <text:p text:style-name="P74">Makefile:604: recipe for target 'all-recursive' failed</text:p>
      <text:p text:style-name="P74">make: *** [all-recursive] Error 1</text:p>
      <text:p text:style-name="Preformatted_20_Text"><text:span text:style-name="T22">1</text:span> ./configure --with-jasper=<text:span text:style-name="T51">'/usr/local/'</text:span></text:p>
      <text:p text:style-name="Preformatted_20_Text"><text:span text:style-name="T22">2</text:span> <text:span text:style-name="T1">make</text:span> &amp;&amp; <text:span text:style-name="T1">date</text:span></text:p>
      <text:p text:style-name="P8"><text:span text:style-name="T22">3</text:span> <text:span text:style-name="T1">sudo</text:span> <text:span text:style-name="T1">make</text:span> <text:span text:style-name="T1">install</text:span> &amp;&amp; <text:span text:style-name="T1">date</text:span></text:p>
      <text:p text:style-name="P19"><text:a xlink:type="simple" xlink:href="https://software.ecmwf.int/wiki/display/GRIB/Releases" text:style-name="Internet_20_link" text:visited-style-name="Visited_20_Internet_20_Link"><text:span text:style-name="T1">https://software.ecmwf.int/wiki/display/GRIB/Releases</text:span></text:a></text:p>
      <text:p text:style-name="P16">1.9版本</text:p>
      <text:p text:style-name="P16">提示<text:span text:style-name="T55">Jasper未安装</text:span></text:p>
      <text:p text:style-name="P21"><text:span text:style-name="Strong_20_Emphasis"><text:span text:style-name="T39">解决办法</text:span></text:span><text:span text:style-name="Strong_20_Emphasis"><text:span text:style-name="T40">：</text:span></text:span></text:p>
      <text:p text:style-name="P26"><text:soft-page-break/><text:span text:style-name="T56">cd  </text:span><text:span text:style-name="T57">切换到安装包解压后的文件夹内（包含有</text:span><text:span text:style-name="T58">configure</text:span><text:span text:style-name="T57">文件）</text:span></text:p>
      <text:p text:style-name="P25"><text:span text:style-name="T44">./configure  </text:span><text:span text:style-name="T41">指定安装到</text:span><text:span text:style-name="T42">grib_api_dir</text:span><text:span text:style-name="T41">路径下，若系统未安装过</text:span><text:span text:style-name="T42">jasper</text:span><text:span text:style-name="T41">，可在之后加上“ </text:span><text:span text:style-name="T43">--disable-jpeg</text:span><text:span text:style-name="T41">”</text:span></text:p>
      <text:p text:style-name="P25"><text:span text:style-name="T45"> </text:span><text:span text:style-name="T44">make</text:span></text:p>
      <text:p text:style-name="P27">make check</text:p>
      <text:p text:style-name="P27">make <text:span text:style-name="T59">install</text:span></text:p>
      <text:p text:style-name="P27"/>
      <text:p text:style-name="P18">/usr</text:p>
      <text:p text:style-name="P18">/usr/share</text:p>
      <text:p text:style-name="P18">/usr/share/doc</text:p>
      <text:p text:style-name="P18">/usr/lib</text:p>
      <text:p text:style-name="P18">/usr/include</text:p>
      <text:p text:style-name="P18"/>
      <text:p text:style-name="Text_20_body">        3、安装pygrib</text:p>
      <text:p text:style-name="Text_20_body">            安装pygrib之前首先要根据自己的实际情况修改文件目录下的setup.cfg文件，最主要的就是修改grib_api_dir和jasper_dir，这两个是刚刚安装的Jasper和GRIB API的路径，如果这两个地址不正确安装会报错</text:p>
      <text:p text:style-name="P63"><draw:frame draw:style-name="fr1" draw:name="图像1" text:anchor-type="as-char" svg:width="0.291cm" svg:height="0.423cm" draw:z-index="0"><draw:image xlink:href="Pictures/100002000000000B000000105F23EDBFEF984072.gif" xlink:type="simple" xlink:show="embed" xlink:actuate="onLoad"/></draw:frame><text:bookmark text:name="code_img_closed_a3bf84c2-e790-4951-97e9-a1cbf7017c82"/> View Code</text:p>
      <text:p text:style-name="Text_20_body">           修改好就可以正常安装了</text:p>
      <text:p text:style-name="P8"><text:span text:style-name="T22">1</text:span> python3 setup.py <text:span text:style-name="T1">install</text:span></text:p>
      <text:p text:style-name="P79">最终使用：</text:p>
      <text:p text:style-name="P79">sudo apt-get install libgrib-api-dev的方式安装</text:p>
      <text:p text:style-name="P12">查看使用<text:span text:style-name="T62">apt的方式</text:span>安装的库路径所在路径</text:p>
      <text:p text:style-name="P9"><text:bookmark text:name="best-content-2413489036"/>dpkg -L +软件包的名字，可以知道这个软件包包含了哪些文件</text:p>
      <text:p text:style-name="P8">系统安装软件一般在/usr/share，可执行的文件在/usr/bin，配置文件可能安装到了/etc下等。</text:p>
      <text:p text:style-name="P8"/>
      <text:p text:style-name="P8">普通用户读取<text:span text:style-name="T63">grib文件的教程：</text:span></text:p>
      <text:p text:style-name="P80">http://www.meirixz.com/archives/18747.html</text:p>
      <text:p text:style-name="P9"/>
      <text:p text:style-name="P2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Helvetica Neue" svg:font-family="'Helvetica Neue', Helvetica, Arial, sans-serif"/>
    <style:font-face style:name="Microsoft YaHei" svg:font-family="'Microsoft YaHei'"/>
    <style:font-face style:name="Monaco" svg:font-family="Monaco, Menlo, Consolas, 'Courier New', monospace"/>
    <style:font-face style:name="Verdana" svg:font-family="Verdana, Arial, Helvetica, sans-serif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Noto Sans CJK SC Regular" style:font-family-complex="'Noto Sans CJK SC Regular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09:08:09.296444223</meta:creation-date>
    <dc:date>2017-07-03T15:58:05.834871078</dc:date>
    <meta:editing-duration>P2DT2H46M26S</meta:editing-duration>
    <meta:editing-cycles>117</meta:editing-cycles>
    <meta:generator>LibreOffice/5.1.6.2$Linux_X86_64 LibreOffice_project/10m0$Build-2</meta:generator>
    <meta:document-statistic meta:table-count="0" meta:image-count="1" meta:object-count="0" meta:page-count="7" meta:paragraph-count="213" meta:word-count="1412" meta:character-count="6840" meta:non-whitespace-character-count="6229"/>
  </office:meta>
</office:document-meta>
</file>